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1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107.55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39.34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8.7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 style:data-style-name="N1">
      <style:text-properties style:text-position="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 style:data-style-name="N1">
      <style:table-cell-properties fo:wrap-option="wrap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Notes horse cost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Wages 18<text:span text:style-name="T1">th</text:span> Centur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Use 24/year, 2/month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Horses Upkeep:</text:p>
          </table:table-cell>
        </table:table-row>
        <table:table-row table:style-name="ro2">
          <table:table-cell/>
          <table:table-cell office:value-type="string" calcext:value-type="string">
            <text:p>Estimate 2 per month, 1.5 for pon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ost per kilometer</text:p>
          </table:table-cell>
        </table:table-row>
        <table:table-row table:style-name="ro2">
          <table:table-cell/>
          <table:table-cell office:value-type="string" calcext:value-type="string">
            <text:p>Estimate .01 per kilometer.</text:p>
          </table:table-cell>
        </table:table-row>
      </table:table>
      <table:table table:name="Cost table horse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Costs in credit cents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(s)</text:p>
          </table:table-cell>
          <table:table-cell table:style-name="ce1" office:value-type="string" calcext:value-type="string">
            <text:p>Number Horses</text:p>
          </table:table-cell>
          <table:table-cell table:style-name="ce1" office:value-type="string" calcext:value-type="string">
            <text:p>Number Staff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Upkeep Costs (Horses)</text:p>
          </table:table-cell>
          <table:table-cell table:style-name="ce1" office:value-type="string" calcext:value-type="string">
            <text:p>Total per month</text:p>
          </table:table-cell>
          <table:table-cell table:style-name="ce1" office:value-type="string" calcext:value-type="string">
            <text:p>Total per month translated to .tab.</text:p>
          </table:table-cell>
          <table:table-cell table:style-name="ce1" office:value-type="string" calcext:value-type="string">
            <text:p>Costs per kilometer (Horse)</text:p>
          </table:table-cell>
          <table:table-cell table:style-name="ce1" office:value-type="string" calcext:value-type="string">
            <text:p>Cost per kilometer (staff)</text:p>
          </table:table-cell>
          <table:table-cell table:style-name="ce1" office:value-type="string" calcext:value-type="string">
            <text:p>Total per kilometer</text:p>
          </table:table-cell>
        </table:table-row>
        <table:table-row table:style-name="ro2">
          <table:table-cell office:value-type="string" calcext:value-type="string">
            <text:p>BoatHorsesSingle</text:p>
          </table:table-cell>
          <table:table-cell office:value-type="string" calcext:value-type="string">
            <text:p>Bo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3]*[.F3])+([.D3]*[.E3])" office:value-type="float" office:value="325" calcext:value-type="float">
            <text:p>325</text:p>
          </table:table-cell>
          <table:table-cell table:formula="of:=[.G3]*2.5" office:value-type="float" office:value="812.5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]*[.C3])+([.D3]*[.J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atHorsesFly</text:p>
          </table:table-cell>
          <table:table-cell office:value-type="string" calcext:value-type="string">
            <text:p>Bo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([.C4]*[.F4])+([.D4]*[.E4])" office:value-type="float" office:value="500" calcext:value-type="float">
            <text:p>500</text:p>
          </table:table-cell>
          <table:table-cell table:formula="of:=[.G4]*2.5"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]*[.C4])+([.D4]*[.J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st-boy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5]*[.F5])+([.D5]*[.E5])" office:value-type="float" office:value="200" calcext:value-type="float">
            <text:p>200</text:p>
          </table:table-cell>
          <table:table-cell table:formula="of:=[.G5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5]*[.C5])+([.D5]*[.J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vestockDrover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6]*[.F6])+([.D6]*[.E6])" office:value-type="float" office:value="200" calcext:value-type="float">
            <text:p>200</text:p>
          </table:table-cell>
          <table:table-cell table:formula="of:=[.G6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6]*[.C6])+([.D6]*[.J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ad-horse-pon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([.C7]*[.F7])+([.D7]*[.E7])" office:value-type="float" office:value="250" calcext:value-type="float">
            <text:p>250</text:p>
          </table:table-cell>
          <table:table-cell table:formula="of:=[.G7]*2.5" office:value-type="float" office:value="625" calcext:value-type="float">
            <text:p>6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7]*[.C7])+([.D7]*[.J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ad-horse-pon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([.C8]*[.F8])+([.D8]*[.E8])" office:value-type="float" office:value="300" calcext:value-type="float">
            <text:p>300</text:p>
          </table:table-cell>
          <table:table-cell table:formula="of:=[.G8]*2.5"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8]*[.C8])+([.D8]*[.J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9]*[.F9])+([.D9]*[.E9])" office:value-type="float" office:value="325" calcext:value-type="float">
            <text:p>325</text:p>
          </table:table-cell>
          <table:table-cell table:formula="of:=[.G9]*2.5" office:value-type="float" office:value="812.5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9]*[.C9])+([.D9]*[.J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irish-draught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0]*[.F10])+([.D10]*[.E10])" office:value-type="float" office:value="325" calcext:value-type="float">
            <text:p>325</text:p>
          </table:table-cell>
          <table:table-cell table:formula="of:=[.G10]*2.5" office:value-type="float" office:value="812.5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0]*[.C10])+([.D10]*[.J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irish-draught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1]*[.F11])+([.D11]*[.E11])" office:value-type="float" office:value="325" calcext:value-type="float">
            <text:p>325</text:p>
          </table:table-cell>
          <table:table-cell table:formula="of:=[.G11]*2.5" office:value-type="float" office:value="812.5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1]*[.C11])+([.D11]*[.J1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irish-draught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2]*[.F12])+([.D12]*[.E12])" office:value-type="float" office:value="325" calcext:value-type="float">
            <text:p>325</text:p>
          </table:table-cell>
          <table:table-cell table:formula="of:=[.G12]*2.5" office:value-type="float" office:value="812.5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2]*[.C12])+([.D12]*[.J1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3]*[.F13])+([.D13]*[.E13])" office:value-type="float" office:value="450" calcext:value-type="float">
            <text:p>450</text:p>
          </table:table-cell>
          <table:table-cell table:formula="of:=[.G13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3]*[.C13])+([.D13]*[.J1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irish-draught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4]*[.F14])+([.D14]*[.E14])" office:value-type="float" office:value="450" calcext:value-type="float">
            <text:p>450</text:p>
          </table:table-cell>
          <table:table-cell table:formula="of:=[.G14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4]*[.C14])+([.D14]*[.J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irish-draught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5]*[.F15])+([.D15]*[.E15])" office:value-type="float" office:value="450" calcext:value-type="float">
            <text:p>450</text:p>
          </table:table-cell>
          <table:table-cell table:formula="of:=[.G15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5]*[.C15])+([.D15]*[.J1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irish-draught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([.C16]*[.F16])+([.D16]*[.E16])" office:value-type="float" office:value="450" calcext:value-type="float">
            <text:p>450</text:p>
          </table:table-cell>
          <table:table-cell table:formula="of:=[.G16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6]*[.C16])+([.D16]*[.J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shir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17]*[.F17])+([.D17]*[.E17])" office:value-type="float" office:value="335" calcext:value-type="float">
            <text:p>335</text:p>
          </table:table-cell>
          <table:table-cell table:formula="of:=[.G17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7]*[.C17])+([.D17]*[.J1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shir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18]*[.F18])+([.D18]*[.E18])" office:value-type="float" office:value="335" calcext:value-type="float">
            <text:p>335</text:p>
          </table:table-cell>
          <table:table-cell table:formula="of:=[.G18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8]*[.C18])+([.D18]*[.J1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shir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19]*[.F19])+([.D19]*[.E19])" office:value-type="float" office:value="335" calcext:value-type="float">
            <text:p>335</text:p>
          </table:table-cell>
          <table:table-cell table:formula="of:=[.G19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9]*[.C19])+([.D19]*[.J1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shir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0]*[.F20])+([.D20]*[.E20])" office:value-type="float" office:value="335" calcext:value-type="float">
            <text:p>335</text:p>
          </table:table-cell>
          <table:table-cell table:formula="of:=[.G20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0]*[.C20])+([.D20]*[.J2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shir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1]*[.F21])+([.D21]*[.E21])" office:value-type="float" office:value="470" calcext:value-type="float">
            <text:p>470</text:p>
          </table:table-cell>
          <table:table-cell table:formula="of:=[.G21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1]*[.C21])+([.D21]*[.J2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shir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2]*[.F22])+([.D22]*[.E22])" office:value-type="float" office:value="470" calcext:value-type="float">
            <text:p>470</text:p>
          </table:table-cell>
          <table:table-cell table:formula="of:=[.G22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2]*[.C22])+([.D22]*[.J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shir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3]*[.F23])+([.D23]*[.E23])" office:value-type="float" office:value="470" calcext:value-type="float">
            <text:p>470</text:p>
          </table:table-cell>
          <table:table-cell table:formula="of:=[.G23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3]*[.C23])+([.D23]*[.J2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shir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4]*[.F24])+([.D24]*[.E24])" office:value-type="float" office:value="470" calcext:value-type="float">
            <text:p>470</text:p>
          </table:table-cell>
          <table:table-cell table:formula="of:=[.G24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4]*[.C24])+([.D24]*[.J2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ydesdal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5]*[.F25])+([.D25]*[.E25])" office:value-type="float" office:value="335" calcext:value-type="float">
            <text:p>335</text:p>
          </table:table-cell>
          <table:table-cell table:formula="of:=[.G25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5]*[.C25])+([.D25]*[.J2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clydesdal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6]*[.F26])+([.D26]*[.E26])" office:value-type="float" office:value="335" calcext:value-type="float">
            <text:p>335</text:p>
          </table:table-cell>
          <table:table-cell table:formula="of:=[.G26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6]*[.C26])+([.D26]*[.J2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clydesdal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7]*[.F27])+([.D27]*[.E27])" office:value-type="float" office:value="335" calcext:value-type="float">
            <text:p>335</text:p>
          </table:table-cell>
          <table:table-cell table:formula="of:=[.G27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7]*[.C27])+([.D27]*[.J2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clydesdal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8]*[.F28])+([.D28]*[.E28])" office:value-type="float" office:value="335" calcext:value-type="float">
            <text:p>335</text:p>
          </table:table-cell>
          <table:table-cell table:formula="of:=[.G28]*2.5" office:value-type="float" office:value="837.5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8]*[.C28])+([.D28]*[.J2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clydesdal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29]*[.F29])+([.D29]*[.E29])" office:value-type="float" office:value="470" calcext:value-type="float">
            <text:p>470</text:p>
          </table:table-cell>
          <table:table-cell table:formula="of:=[.G29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9]*[.C29])+([.D29]*[.J2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clydesdal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30]*[.F30])+([.D30]*[.E30])" office:value-type="float" office:value="470" calcext:value-type="float">
            <text:p>470</text:p>
          </table:table-cell>
          <table:table-cell table:formula="of:=[.G30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0]*[.C30])+([.D30]*[.J3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clydesdal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31]*[.F31])+([.D31]*[.E31])" office:value-type="float" office:value="470" calcext:value-type="float">
            <text:p>470</text:p>
          </table:table-cell>
          <table:table-cell table:formula="of:=[.G31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1]*[.C31])+([.D31]*[.J3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clydesdal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formula="of:=([.C32]*[.F32])+([.D32]*[.E32])" office:value-type="float" office:value="470" calcext:value-type="float">
            <text:p>470</text:p>
          </table:table-cell>
          <table:table-cell table:formula="of:=[.G32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2]*[.C32])+([.D32]*[.J3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friesian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formula="of:=([.C33]*[.F33])+([.D33]*[.E33])" office:value-type="float" office:value="480" calcext:value-type="float">
            <text:p>480</text:p>
          </table:table-cell>
          <table:table-cell table:formula="of:=[.G33]*2.5"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3]*[.C33])+([.D33]*[.J3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hackne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formula="of:=([.C34]*[.F34])+([.D34]*[.E34])" office:value-type="float" office:value="340" calcext:value-type="float">
            <text:p>340</text:p>
          </table:table-cell>
          <table:table-cell table:formula="of:=[.G34]*2.5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4]*[.C34])+([.D34]*[.J3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hackne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formula="of:=([.C35]*[.F35])+([.D35]*[.E35])" office:value-type="float" office:value="480" calcext:value-type="float">
            <text:p>480</text:p>
          </table:table-cell>
          <table:table-cell table:formula="of:=[.G35]*2.5"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5]*[.C35])+([.D35]*[.J3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eveland-ba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table:formula="of:=([.C36]*[.F36])+([.D36]*[.E36])" office:value-type="float" office:value="490" calcext:value-type="float">
            <text:p>490</text:p>
          </table:table-cell>
          <table:table-cell table:formula="of:=[.G36]*2.5"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6]*[.C36])+([.D36]*[.J3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yorkshire-coach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table:formula="of:=([.C37]*[.F37])+([.D37]*[.E37])" office:value-type="float" office:value="510" calcext:value-type="float">
            <text:p>510</text:p>
          </table:table-cell>
          <table:table-cell table:formula="of:=[.G37]*2.5"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7]*[.C37])+([.D37]*[.J3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ilBike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38]*[.F38])+([.D38]*[.E38])" office:value-type="float" office:value="200" calcext:value-type="float">
            <text:p>200</text:p>
          </table:table-cell>
          <table:table-cell table:formula="of:=[.G38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I38]*[.C38])+([.D38]*[.J3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ck-horse-bulk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([.C39]*[.F39])+([.D39]*[.E39])" office:value-type="float" office:value="440" calcext:value-type="float">
            <text:p>440</text:p>
          </table:table-cell>
          <table:table-cell table:formula="of:=[.G39]*2.5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9]*[.C39])+([.D39]*[.J3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piec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([.C40]*[.F40])+([.D40]*[.E40])" office:value-type="float" office:value="440" calcext:value-type="float">
            <text:p>440</text:p>
          </table:table-cell>
          <table:table-cell table:formula="of:=[.G40]*2.5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0]*[.C40])+([.D40]*[.J4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foo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([.C41]*[.F41])+([.D41]*[.E41])" office:value-type="float" office:value="440" calcext:value-type="float">
            <text:p>440</text:p>
          </table:table-cell>
          <table:table-cell table:formula="of:=[.G41]*2.5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1]*[.C41])+([.D41]*[.J4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ong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([.C42]*[.F42])+([.D42]*[.E42])" office:value-type="float" office:value="440" calcext:value-type="float">
            <text:p>440</text:p>
          </table:table-cell>
          <table:table-cell table:formula="of:=[.G42]*2.5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2]*[.C42])+([.D42]*[.J4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iqui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([.C43]*[.F43])+([.D43]*[.E43])" office:value-type="float" office:value="440" calcext:value-type="float">
            <text:p>440</text:p>
          </table:table-cell>
          <table:table-cell table:formula="of:=[.G43]*2.5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3]*[.C43])+([.D43]*[.J43])" office:value-type="float" office:value="5" calcext:value-type="float">
            <text:p>5</text:p>
          </table:table-cell>
        </table:table-row>
      </table:table>
      <table:table table:name="Notes Locomotive Costs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ages 18<text:span text:style-name="T1">th</text:span> Centur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Use 24/year, 2/month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 Crew Member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Steam cost (d./hph): about 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ttp://gpih.ucdavis.edu/files/Clark_Jacks.p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. is penny, about 1/240th of a pou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1hph/pound</text:p>
          </table:table-cell>
          <table:table-cell table:formula="of:=1/240" office:value-type="float" office:value="0.00416666666666667" calcext:value-type="float">
            <text:p>0.0041666667</text:p>
          </table:table-cell>
          <table:table-cell/>
        </table:table-row>
        <table:table-row table:style-name="ro2">
          <table:table-cell office:value-type="string" calcext:value-type="string">
            <text:p>1kw</text:p>
          </table:table-cell>
          <table:table-cell office:value-type="float" office:value="1.3410220888" calcext:value-type="float">
            <text:p>1.3410220888</text:p>
          </table:table-cell>
          <table:table-cell office:value-type="string" calcext:value-type="string">
            <text:p>hp</text:p>
          </table:table-cell>
        </table:table-row>
        <table:table-row table:style-name="ro2">
          <table:table-cell office:value-type="string" calcext:value-type="string">
            <text:p>1kwh/pound</text:p>
          </table:table-cell>
          <table:table-cell table:formula="of:=[.B10]*[.B11]" office:value-type="float" office:value="0.00558759203666667" calcext:value-type="float">
            <text:p>0.005587592</text:p>
          </table:table-cell>
          <table:table-cell office:value-type="string" calcext:value-type="string">
            <text:p>base unit.</text:p>
          </table:table-cell>
        </table:table-row>
        <table:table-row table:style-name="ro2">
          <table:table-cell office:value-type="string" calcext:value-type="string">
            <text:p>1kwh/credit cent</text:p>
          </table:table-cell>
          <table:table-cell table:formula="of:=[.B12]*100" office:value-type="float" office:value="0.558759203666667" calcext:value-type="float">
            <text:p>0.55875920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ula = (base unit * power) / max speed = cost/km</text:p>
          </table:table-cell>
          <table:table-cell/>
        </table:table-row>
      </table:table>
      <table:table table:name="Cost Locomotive Table" table:style-name="ta1"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ce4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4">
          <table:table-cell table:style-name="ce5" office:value-type="string" calcext:value-type="string">
            <text:p>Locomotive Name</text:p>
          </table:table-cell>
          <table:table-cell table:style-name="ce5" office:value-type="string" calcext:value-type="string">
            <text:p>Number staff</text:p>
          </table:table-cell>
          <table:table-cell table:style-name="ce5" office:value-type="string" calcext:value-type="string">
            <text:p>Wages</text:p>
          </table:table-cell>
          <table:table-cell table:style-name="ce5" office:value-type="string" calcext:value-type="string">
            <text:p>Maintenance Costs Engines Per Ton Weight</text:p>
          </table:table-cell>
          <table:table-cell table:style-name="ce5" office:value-type="string" calcext:value-type="string">
            <text:p>Weight Engine</text:p>
          </table:table-cell>
          <table:table-cell table:style-name="ce5" office:value-type="string" calcext:value-type="string">
            <text:p>Total costs per month</text:p>
          </table:table-cell>
          <table:table-cell table:style-name="ce6" office:value-type="string" calcext:value-type="string">
            <text:p>Total per month translated to .tab.</text:p>
          </table:table-cell>
          <table:table-cell table:style-name="ce5" office:value-type="string" calcext:value-type="string">
            <text:p>Base Unit</text:p>
          </table:table-cell>
          <table:table-cell table:style-name="ce5" office:value-type="string" calcext:value-type="string">
            <text:p>Scale factor coal costs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Max. Speed</text:p>
          </table:table-cell>
          <table:table-cell table:style-name="ce7" office:value-type="string" calcext:value-type="string">
            <text:p>Coal costs per kilometer</text:p>
          </table:table-cell>
          <table:table-cell table:style-name="ce5" office:value-type="string" calcext:value-type="string">
            <text:p>Coal costs per kilometer (rounded)</text:p>
          </table:table-cell>
          <table:table-cell table:style-name="ce5" office:value-type="string" calcext:value-type="string">
            <text:p>Costs per km (lubricants and maintenance).</text:p>
          </table:table-cell>
          <table:table-cell table:style-name="ce5" office:value-type="string" calcext:value-type="string">
            <text:p>Costs per km (staff)</text:p>
          </table:table-cell>
          <table:table-cell table:style-name="ce7" office:value-type="string" calcext:value-type="string">
            <text:p>Total costs per km.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Puffing Bil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B2]*[.C2])+([.D2]*[.E2])" office:value-type="float" office:value="454" calcext:value-type="float">
            <text:p>454</text:p>
          </table:table-cell>
          <table:table-cell table:formula="of:=[.F2]*2.5" office:value-type="float" office:value="1135" calcext:value-type="float">
            <text:p>113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([.H2]*[.I2])*[.J2])/[.K2]" office:value-type="float" office:value="10.72817671104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2]+[.M2]+[.N2]+[.O2]" office:value-type="float" office:value="14.72817671104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ephenson-Dodd-Paten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B3]*[.C3])+([.D3]*[.E3])" office:value-type="float" office:value="442" calcext:value-type="float">
            <text:p>442</text:p>
          </table:table-cell>
          <table:table-cell table:formula="of:=[.F3]*2.5" office:value-type="float" office:value="1105" calcext:value-type="float">
            <text:p>110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([.H3]*[.I3])*[.J3])/[.K3]" office:value-type="float" office:value="11.7339432777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3]+[.M3]+[.N3]+[.O3]" office:value-type="float" office:value="15.7339432777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ephenson-Improved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B4]*[.C4])+([.D4]*[.E4])" office:value-type="float" office:value="442" calcext:value-type="float">
            <text:p>442</text:p>
          </table:table-cell>
          <table:table-cell table:formula="of:=[.F4]*2.5" office:value-type="float" office:value="1105" calcext:value-type="float">
            <text:p>110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(([.H4]*[.I4])*[.J4])/[.K4]" office:value-type="float" office:value="7.822628851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4]+[.M4]+[.N4]+[.O4]" office:value-type="float" office:value="11.8226288518" calcext:value-type="float">
            <text:p>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DR Locomotio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[.B5]*[.C5])+([.D5]*[.E5])" office:value-type="float" office:value="448" calcext:value-type="float">
            <text:p>448</text:p>
          </table:table-cell>
          <table:table-cell table:formula="of:=[.F5]*2.5" office:value-type="float" office:value="1120" calcext:value-type="float">
            <text:p>1120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(([.H5]*[.I5])*[.J5])/[.K5]" office:value-type="float" office:value="5.587592037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5]+[.M5]+[.N5]+[.O5]" office:value-type="float" office:value="9.587592037" calcext:value-type="float">
            <text:p>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yal Georg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B6]*[.C6])+([.D6]*[.E6])" office:value-type="float" office:value="460" calcext:value-type="float">
            <text:p>460</text:p>
          </table:table-cell>
          <table:table-cell table:formula="of:=[.F6]*2.5" office:value-type="float" office:value="1150" calcext:value-type="float">
            <text:p>1150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(([.H6]*[.I6])*[.J6])/[.K6]" office:value-type="float" office:value="7.37562148884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6]+[.M6]+[.N6]+[.O6]" office:value-type="float" office:value="11.37562148884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ncashire Witch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B7]*[.C7])+([.D7]*[.E7])" office:value-type="float" office:value="442" calcext:value-type="float">
            <text:p>442</text:p>
          </table:table-cell>
          <table:table-cell table:formula="of:=[.F7]*2.5" office:value-type="float" office:value="1105" calcext:value-type="float">
            <text:p>110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([.H7]*[.I7])*[.J7])/[.K7]" office:value-type="float" office:value="10.72817671104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7]+[.M7]+[.N7]+[.O7]" office:value-type="float" office:value="14.72817671104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MR Rocke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B8]*[.C8])+([.D8]*[.E8])" office:value-type="float" office:value="430" calcext:value-type="float">
            <text:p>430</text:p>
          </table:table-cell>
          <table:table-cell table:formula="of:=[.F8]*2.5" office:value-type="float" office:value="1075" calcext:value-type="float">
            <text:p>107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(([.H8]*[.I8])*[.J8])/[.K8]" office:value-type="float" office:value="3.3525552222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8]+[.M8]+[.N8]+[.O8]" office:value-type="float" office:value="7.3525552222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anspareil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B9]*[.C9])+([.D9]*[.E9])" office:value-type="float" office:value="430" calcext:value-type="float">
            <text:p>430</text:p>
          </table:table-cell>
          <table:table-cell table:formula="of:=[.F9]*2.5" office:value-type="float" office:value="1075" calcext:value-type="float">
            <text:p>1075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(([.H9]*[.I9])*[.J9])/[.K9]" office:value-type="float" office:value="8.49313989624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9]+[.M9]+[.N9]+[.O9]" office:value-type="float" office:value="12.49313989624" calcext:value-type="float">
            <text:p>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MR Planet (Goods)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B10]*[.C10])+([.D10]*[.E10])" office:value-type="float" office:value="460" calcext:value-type="float">
            <text:p>460</text:p>
          </table:table-cell>
          <table:table-cell table:formula="of:=[.F10]*2.5" office:value-type="float" office:value="1150" calcext:value-type="float">
            <text:p>1150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(([.H10]*[.I10])*[.J10])/[.K10]" office:value-type="float" office:value="3.19290973542857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10]+[.M10]+[.N10]+[.O10]" office:value-type="float" office:value="7.1929097354285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MR Plane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[.B11]*[.C11])+([.D11]*[.E11])" office:value-type="float" office:value="448" calcext:value-type="float">
            <text:p>448</text:p>
          </table:table-cell>
          <table:table-cell table:formula="of:=[.F11]*2.5" office:value-type="float" office:value="1120" calcext:value-type="float">
            <text:p>1120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formula="of:=(([.H11]*[.I11])*[.J11])/[.K11]" office:value-type="float" office:value="4.09125383048136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11]+[.M11]+[.N11]+[.O11]" office:value-type="float" office:value="8.09125383048136" calcext:value-type="float">
            <text:p>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ilberforc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B12]*[.C12])+([.D12]*[.E12])" office:value-type="float" office:value="472" calcext:value-type="float">
            <text:p>472</text:p>
          </table:table-cell>
          <table:table-cell table:formula="of:=[.F12]*2.5" office:value-type="float" office:value="1180" calcext:value-type="float">
            <text:p>1180</text:p>
          </table:table-cell>
          <table:table-cell office:value-type="float" office:value="0.5587592037" calcext:value-type="float">
            <text:p>0.55875920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(([.H12]*[.I12])*[.J12])/[.K12]" office:value-type="float" office:value="4.0230662666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12]+[.M12]+[.N12]+[.O12]" office:value-type="float" office:value="8.02306626664" calcext:value-type="float">
            <text:p>8</text:p>
          </table:table-cell>
          <table:table-cell table:number-columns-repeated="100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19:25.07935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0:21:01.863503141</meta:creation-date>
    <dc:date>2018-01-21T19:27:32.406246030</dc:date>
    <meta:editing-duration>PT4H7M18S</meta:editing-duration>
    <meta:editing-cycles>24</meta:editing-cycles>
    <meta:generator>LibreOffice/5.1.6.2$Linux_X86_64 LibreOffice_project/10m0$Build-2</meta:generator>
    <meta:document-statistic meta:table-count="4" meta:cell-count="678" meta:object-count="0"/>
  </office:meta>
</office:document-meta>
</file>